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Store.load( java . io . InputStream var0 , char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getCreationDat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getKey( java . lang . String var0 , char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setCertificateEntry( java . lang . String var0 , java . security . cert . Certificat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setKeyEntry( java . lang . String var0 , byte [ ] var1 , java . security . cert . Certificate [ ]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getCertificateAlias( java . security . cert . Certificat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get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containsAlia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getCertificat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setKeyEntry( java . lang . String var0 , java . security . Key var1 , char [ ] var2 , java . security . cert . Certificate [ ]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getInstanc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deleteEntr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store( java . io . OutputStream var0 , char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getCertificateChai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KeyStore( java . security . KeyStoreSpi var0 , java . security . Provider var1 , java . lang . String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getInstance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isCertificateEntr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tore.isKeyEntr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